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left" fo:break-before="auto" fo:text-indent="1.27cm" fo:line-height="115%" fo:margin-left="6.35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text-indent="1.27cm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T3_6" style:family="text">
      <style:text-properties fo:font-weight="bold" style:font-weight-asian="bold" style:font-weight-complex="bold"/>
    </style:style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P4" style:family="paragraph" style:parent-style-name="Standard">
      <style:paragraph-properties fo:break-before="auto" fo:text-indent="1.27cm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text-indent="1.27cm" fo:line-height="115%" style:writing-mode="lr-tb"/>
    </style:style>
    <style:style style:name="T6_1" style:family="text">
      <style:text-properties fo:font-weight="bold" style:font-weight-asian="bold" style:font-weight-complex="bold"/>
    </style:style>
    <style:style style:name="T6_2" style:family="text">
      <style:text-properties fo:font-weight="bold" style:font-weight-asian="bold" style:font-weight-complex="bold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>
      <style:text-properties fo:font-weight="bold" style:font-weight-asian="bold" style:font-weight-complex="bold"/>
    </style:style>
    <style:style style:name="T8_2" style:family="text">
      <style:text-properties fo:font-weight="bold" style:font-weight-asian="bold" style:font-weight-complex="bold"/>
    </style:style>
    <style:style style:name="T8_3" style:family="text">
      <style:text-properties fo:font-weight="bold" style:font-weight-asian="bold" style:font-weight-complex="bold"/>
    </style:style>
    <style:style style:name="T8_4" style:family="text">
      <style:text-properties fo:font-weight="bold" style:font-weight-asian="bold" style:font-weight-complex="bold"/>
    </style:style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aiphbsexnr9"/><text:bookmark-end text:name="h.aiphbsexnr9"/><text:span text:style-name="T1_1">Solicitação</text:span><text:span text:style-name="T1_2"><text:s/></text:span><text:span text:style-name="T1_3">de</text:span><text:span text:style-name="T1_4"><text:s/></text:span><text:span text:style-name="T1_5">Mudança</text:span></text:h>
      <text:p text:style-name="P2"/>
      <text:p text:style-name="P3"><text:span text:style-name="T3_1">Nome</text:span><text:span text:style-name="T3_2"><text:s/></text:span><text:span text:style-name="T3_3">do</text:span><text:span text:style-name="T3_4"><text:s/></text:span><text:span text:style-name="T3_5">Sistema</text:span><text:span text:style-name="T3_6">:<text:s/></text:span><text:span text:style-name="T3_7">&lt;</text:span><text:span text:style-name="T3_8">Nome</text:span><text:span text:style-name="T3_9"><text:s/></text:span><text:span text:style-name="T3_10">do</text:span><text:span text:style-name="T3_11"><text:s/></text:span><text:span text:style-name="T3_12">sistema</text:span><text:span text:style-name="T3_13"><text:s/></text:span><text:span text:style-name="T3_14">do</text:span><text:span text:style-name="T3_15"><text:s/></text:span><text:span text:style-name="T3_16">qual</text:span><text:span text:style-name="T3_17"><text:s/></text:span><text:span text:style-name="T3_18">esta</text:span><text:span text:style-name="T3_19"><text:s/></text:span><text:span text:style-name="T3_20">modificação</text:span><text:span text:style-name="T3_21"><text:s/></text:span><text:span text:style-name="T3_22">se</text:span><text:span text:style-name="T3_23"><text:s/></text:span><text:span text:style-name="T3_24">trata</text:span><text:span text:style-name="T3_25">.&gt;</text:span></text:p>
      <text:p text:style-name="P4"><text:span text:style-name="T4_1">Data</text:span><text:span text:style-name="T4_2">:<text:s/></text:span><text:span text:style-name="T4_3">&lt;</text:span><text:span text:style-name="T4_4">Data</text:span><text:span text:style-name="T4_5"><text:s/></text:span><text:span text:style-name="T4_6">em</text:span><text:span text:style-name="T4_7"><text:s/></text:span><text:span text:style-name="T4_8">que</text:span><text:span text:style-name="T4_9"><text:s/></text:span><text:span text:style-name="T4_10">esta</text:span><text:span text:style-name="T4_11"><text:s/></text:span><text:span text:style-name="T4_12">solicitação</text:span><text:span text:style-name="T4_13"><text:s/></text:span><text:span text:style-name="T4_14">está</text:span><text:span text:style-name="T4_15"><text:s/></text:span><text:span text:style-name="T4_16">sendo</text:span><text:span text:style-name="T4_17"><text:s/></text:span><text:span text:style-name="T4_18">enviada</text:span><text:span text:style-name="T4_19">.&gt;</text:span></text:p>
      <text:p text:style-name="P5"/>
      <text:p text:style-name="P6"><text:span text:style-name="T6_1">Solicitante</text:span><text:span text:style-name="T6_2"><text:s/>:<text:s/></text:span><text:span text:style-name="T6_3">&lt;</text:span><text:span text:style-name="T6_4">O</text:span><text:span text:style-name="T6_5"><text:s/></text:span><text:span text:style-name="T6_6">nome</text:span><text:span text:style-name="T6_7"><text:s/></text:span><text:span text:style-name="T6_8">do</text:span><text:span text:style-name="T6_9"><text:s/></text:span><text:span text:style-name="T6_10">solicitante</text:span><text:span text:style-name="T6_11"><text:s/></text:span><text:span text:style-name="T6_12">desta</text:span><text:span text:style-name="T6_13"><text:s/></text:span><text:span text:style-name="T6_14">mudança</text:span><text:span text:style-name="T6_15">.&gt;</text:span></text:p>
      <text:p text:style-name="P7"/>
      <text:p text:style-name="P8"><text:span text:style-name="T8_1">Descrição</text:span><text:span text:style-name="T8_2"><text:s/></text:span><text:span text:style-name="T8_3">detalhada</text:span><text:span text:style-name="T8_4">:<text:s/></text:span><text:span text:style-name="T8_5">&lt;</text:span><text:span text:style-name="T8_6">Nesta</text:span><text:span text:style-name="T8_7"><text:s/></text:span><text:span text:style-name="T8_8">seção</text:span><text:span text:style-name="T8_9"><text:s/></text:span><text:span text:style-name="T8_10">deve</text:span><text:span text:style-name="T8_11"><text:s/></text:span><text:span text:style-name="T8_12">ser</text:span><text:span text:style-name="T8_13"><text:s/></text:span><text:span text:style-name="T8_14">descrita</text:span><text:span text:style-name="T8_15"><text:s/></text:span><text:span text:style-name="T8_16">a</text:span><text:span text:style-name="T8_17"><text:s/></text:span><text:span text:style-name="T8_18">mudança</text:span><text:span text:style-name="T8_19"><text:s/></text:span><text:span text:style-name="T8_20">solicitada</text:span><text:span text:style-name="T8_21"><text:s/></text:span><text:span text:style-name="T8_22">com</text:span><text:span text:style-name="T8_23"><text:s/></text:span><text:span text:style-name="T8_24">o</text:span><text:span text:style-name="T8_25"><text:s/></text:span><text:span text:style-name="T8_26">máximo</text:span><text:span text:style-name="T8_27"><text:s/></text:span><text:span text:style-name="T8_28">de</text:span><text:span text:style-name="T8_29"><text:s/></text:span><text:span text:style-name="T8_30">detalhes</text:span><text:span text:style-name="T8_31"><text:s/></text:span><text:span text:style-name="T8_32">possíveis</text:span><text:span text:style-name="T8_33"><text:s/></text:span><text:span text:style-name="T8_34">para</text:span><text:span text:style-name="T8_35"><text:s/></text:span><text:span text:style-name="T8_36">que</text:span><text:span text:style-name="T8_37"><text:s/></text:span><text:span text:style-name="T8_38">os</text:span><text:span text:style-name="T8_39"><text:s/></text:span><text:span text:style-name="T8_40">responsáveis</text:span><text:span text:style-name="T8_41"><text:s/></text:span><text:span text:style-name="T8_42">pela</text:span><text:span text:style-name="T8_43"><text:s/></text:span><text:span text:style-name="T8_44">análise</text:span><text:span text:style-name="T8_45"><text:s/></text:span><text:span text:style-name="T8_46">da</text:span><text:span text:style-name="T8_47"><text:s/></text:span><text:span text:style-name="T8_48">mudança</text:span><text:span text:style-name="T8_49"><text:s/></text:span><text:span text:style-name="T8_50">possam</text:span><text:span text:style-name="T8_51"><text:s/></text:span><text:span text:style-name="T8_52">extrair</text:span><text:span text:style-name="T8_53"><text:s/></text:span><text:span text:style-name="T8_54">todas</text:span><text:span text:style-name="T8_55"><text:s/></text:span><text:span text:style-name="T8_56">as</text:span><text:span text:style-name="T8_57"><text:s/></text:span><text:span text:style-name="T8_58">informações</text:span><text:span text:style-name="T8_59"><text:s/></text:span><text:span text:style-name="T8_60">necessárias</text:span><text:span text:style-name="T8_61">.&gt;</text:span></text:p>
      <text:p text:style-name="P9"/>
      <text:p text:style-name="P10"><text:span text:style-name="T10_1">Justificativa</text:span><text:span text:style-name="T10_2">:<text:s/>&lt;</text:span><text:span text:style-name="T10_3">Nesta</text:span><text:span text:style-name="T10_4"><text:s/></text:span><text:span text:style-name="T10_5">seção</text:span><text:span text:style-name="T10_6"><text:s/></text:span><text:span text:style-name="T10_7">deve</text:span><text:span text:style-name="T10_8"><text:s/></text:span><text:span text:style-name="T10_9">conter</text:span><text:span text:style-name="T10_10"><text:s/></text:span><text:span text:style-name="T10_11">uma</text:span><text:span text:style-name="T10_12"><text:s/></text:span><text:span text:style-name="T10_13">justificativa</text:span><text:span text:style-name="T10_14"><text:s/></text:span><text:span text:style-name="T10_15">explicando</text:span><text:span text:style-name="T10_16"><text:s/></text:span><text:span text:style-name="T10_17">o</text:span><text:span text:style-name="T10_18"><text:s/></text:span><text:span text:style-name="T10_19">motivo</text:span><text:span text:style-name="T10_20"><text:s/></text:span><text:span text:style-name="T10_21">em</text:span><text:span text:style-name="T10_22"><text:s/></text:span><text:span text:style-name="T10_23">que</text:span><text:span text:style-name="T10_24"><text:s/></text:span><text:span text:style-name="T10_25">o</text:span><text:span text:style-name="T10_26"><text:s/></text:span><text:span text:style-name="T10_27">solicitante</text:span><text:span text:style-name="T10_28"><text:s/></text:span><text:span text:style-name="T10_29">acha</text:span><text:span text:style-name="T10_30"><text:s/></text:span><text:span text:style-name="T10_31">que</text:span><text:span text:style-name="T10_32"><text:s/></text:span><text:span text:style-name="T10_33">a</text:span><text:span text:style-name="T10_34"><text:s/></text:span><text:span text:style-name="T10_35">mudança</text:span><text:span text:style-name="T10_36"><text:s/></text:span><text:span text:style-name="T10_37">é</text:span><text:span text:style-name="T10_38"><text:s/></text:span><text:span text:style-name="T10_39">necessária</text:span><text:span text:style-name="T10_40">.</text:span><text:span text:style-name="T10_41">&gt;</text:span></text:p>
      <text:p text:style-name="P11"/>
      <text:p text:style-name="P12"><text:span text:style-name="T12_1">Anexos</text:span><text:span text:style-name="T12_2">:<text:s/>&lt;</text:span><text:span text:style-name="T12_3">Nesta</text:span><text:span text:style-name="T12_4"><text:s/></text:span><text:span text:style-name="T12_5">seção</text:span><text:span text:style-name="T12_6"><text:s/></text:span><text:span text:style-name="T12_7">poderão</text:span><text:span text:style-name="T12_8"><text:s/></text:span><text:span text:style-name="T12_9">ser</text:span><text:span text:style-name="T12_10"><text:s/></text:span><text:span text:style-name="T12_11">adicionadas</text:span><text:span text:style-name="T12_12"><text:s/></text:span><text:span text:style-name="T12_13">quaisquer</text:span><text:span text:style-name="T12_14"><text:s/></text:span><text:span text:style-name="T12_15">informações</text:span><text:span text:style-name="T12_16"><text:s/>(</text:span><text:span text:style-name="T12_17">imagens</text:span><text:span text:style-name="T12_18">,<text:s/></text:span><text:span text:style-name="T12_19">arquivos</text:span><text:span text:style-name="T12_20">,<text:s/></text:span><text:span text:style-name="T12_21">logs</text:span><text:span text:style-name="T12_22">,<text:s/></text:span><text:span text:style-name="T12_23">mensagens</text:span><text:span text:style-name="T12_24">,</text:span><text:span text:style-name="T12_25">etc</text:span><text:span text:style-name="T12_26">)<text:s/></text:span><text:span text:style-name="T12_27">adicionais</text:span><text:span text:style-name="T12_28"><text:s/></text:span><text:span text:style-name="T12_29">que</text:span><text:span text:style-name="T12_30"><text:s/></text:span><text:span text:style-name="T12_31">o</text:span><text:span text:style-name="T12_32"><text:s/></text:span><text:span text:style-name="T12_33">solicitante</text:span><text:span text:style-name="T12_34"><text:s/></text:span><text:span text:style-name="T12_35">desejar</text:span><text:span text:style-name="T12_36">,<text:s/></text:span><text:span text:style-name="T12_37">para</text:span><text:span text:style-name="T12_38"><text:s/></text:span><text:span text:style-name="T12_39">poder</text:span><text:span text:style-name="T12_40"><text:s/></text:span><text:span text:style-name="T12_41">mostrar</text:span><text:span text:style-name="T12_42"><text:s/></text:span><text:span text:style-name="T12_43">mais</text:span><text:span text:style-name="T12_44"><text:s/></text:span><text:span text:style-name="T12_45">claramente</text:span><text:span text:style-name="T12_46"><text:s/></text:span><text:span text:style-name="T12_47">o</text:span><text:span text:style-name="T12_48"><text:s/></text:span><text:span text:style-name="T12_49">que</text:span><text:span text:style-name="T12_50"><text:s/></text:span><text:span text:style-name="T12_51">deseja</text:span><text:span text:style-name="T12_52"><text:s/></text:span><text:span text:style-name="T12_53">com</text:span><text:span text:style-name="T12_54"><text:s/></text:span><text:span text:style-name="T12_55">a</text:span><text:span text:style-name="T12_56"><text:s/></text:span><text:span text:style-name="T12_57">mudança</text:span><text:span text:style-name="T12_58"><text:s/></text:span><text:span text:style-name="T12_59">ou</text:span><text:span text:style-name="T12_60"><text:s/></text:span><text:span text:style-name="T12_61">para</text:span><text:span text:style-name="T12_62"><text:s/></text:span><text:span text:style-name="T12_63">exemplificar</text:span><text:span text:style-name="T12_64"><text:s/></text:span><text:span text:style-name="T12_65">sua</text:span><text:span text:style-name="T12_66"><text:s/></text:span><text:span text:style-name="T12_67">justificativa</text:span><text:span text:style-name="T12_68">.</text:span><text:span text:style-name="T12_69">&gt;</text:span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0cm" fo:padding-bottom="0cm" fo:margin-bottom="2.54cm" fo:padding-left="0cm" fo:margin-left="0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